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03021" officeooo:paragraph-rsid="00003021" style:font-weight-asian="bold" style:font-weight-complex="bold"/>
    </style:style>
    <style:style style:name="P2" style:family="paragraph" style:parent-style-name="Standard">
      <style:text-properties style:text-underline-style="solid" style:text-underline-width="auto" style:text-underline-color="font-color" fo:font-weight="bold" officeooo:rsid="0027bb3c" officeooo:paragraph-rsid="0027bb3c" style:font-weight-asian="bold" style:font-weight-complex="bold"/>
    </style:style>
    <style:style style:name="P3" style:family="paragraph" style:parent-style-name="Standard">
      <style:paragraph-properties>
        <style:tab-stops>
          <style:tab-stop style:position="0.0835in"/>
        </style:tab-stops>
      </style:paragraph-properties>
      <style:text-properties style:text-underline-style="solid" style:text-underline-width="auto" style:text-underline-color="font-color" fo:font-weight="normal" officeooo:rsid="0027bb3c" officeooo:paragraph-rsid="0027bb3c" style:font-weight-asian="normal" style:font-weight-complex="normal"/>
    </style:style>
    <style:style style:name="P4" style:family="paragraph" style:parent-style-name="Standard">
      <style:text-properties fo:font-size="13pt" style:text-underline-style="none" fo:font-weight="bold" officeooo:rsid="0001363c" officeooo:paragraph-rsid="0001363c" style:font-size-asian="13pt" style:font-weight-asian="bold" style:font-size-complex="13pt" style:font-weight-complex="bold"/>
    </style:style>
    <style:style style:name="P5" style:family="paragraph" style:parent-style-name="Standard">
      <style:text-properties fo:font-size="13pt" style:text-underline-style="none" fo:font-weight="normal" officeooo:rsid="0001363c" officeooo:paragraph-rsid="0001363c" style:font-size-asian="13pt" style:font-weight-asian="normal" style:font-size-complex="13pt" style:font-weight-complex="normal"/>
    </style:style>
    <style:style style:name="P6" style:family="paragraph" style:parent-style-name="Standard">
      <style:text-properties fo:font-size="13pt" style:text-underline-style="none" fo:font-weight="normal" officeooo:rsid="0002250b" officeooo:paragraph-rsid="0002250b" style:font-size-asian="13pt" style:font-weight-asian="normal" style:font-size-complex="13pt" style:font-weight-complex="normal"/>
    </style:style>
    <style:style style:name="P7" style:family="paragraph" style:parent-style-name="Standard">
      <style:text-properties fo:font-size="13pt" style:text-underline-style="none" fo:font-weight="normal" officeooo:rsid="0003b4cc" officeooo:paragraph-rsid="0003b4cc" style:font-size-asian="11.3500003814697pt" style:font-weight-asian="normal" style:font-size-complex="13pt" style:font-weight-complex="normal"/>
    </style:style>
    <style:style style:name="P8" style:family="paragraph" style:parent-style-name="Standard">
      <style:text-properties fo:font-size="13pt" style:text-underline-style="none" fo:font-weight="normal" officeooo:rsid="00175788" officeooo:paragraph-rsid="001cc4ad" style:font-size-asian="11.3500003814697pt" style:font-weight-asian="normal" style:font-size-complex="13pt" style:font-weight-complex="normal"/>
    </style:style>
    <style:style style:name="P9" style:family="paragraph" style:parent-style-name="Standard">
      <style:text-properties fo:font-size="13pt" style:text-underline-style="none" fo:font-weight="normal" officeooo:rsid="00149523" officeooo:paragraph-rsid="00065c22" style:font-size-asian="11.3500003814697pt" style:font-weight-asian="normal" style:font-size-complex="13pt" style:font-weight-complex="normal"/>
    </style:style>
    <style:style style:name="P10" style:family="paragraph" style:parent-style-name="Standard">
      <style:text-properties fo:font-size="14pt" style:text-underline-style="solid" style:text-underline-width="auto" style:text-underline-color="font-color" fo:font-weight="bold" officeooo:rsid="00003021" officeooo:paragraph-rsid="00003021" style:font-size-asian="14pt" style:font-weight-asian="bold" style:font-size-complex="14pt" style:font-weight-complex="bold"/>
    </style:style>
    <style:style style:name="P11" style:family="paragraph" style:parent-style-name="Standard">
      <style:text-properties fo:font-size="14pt" style:text-underline-style="none" fo:font-weight="bold" officeooo:rsid="0003b4cc" officeooo:paragraph-rsid="0003b4cc" style:font-size-asian="14pt" style:font-weight-asian="bold" style:font-size-complex="14pt" style:font-weight-complex="bold"/>
    </style:style>
    <style:style style:name="P12" style:family="paragraph" style:parent-style-name="Standard">
      <style:text-properties fo:font-size="14pt" style:text-underline-style="none" fo:font-weight="bold" officeooo:rsid="00149523" officeooo:paragraph-rsid="0015d6c3" style:font-size-asian="14pt" style:font-weight-asian="bold" style:font-size-complex="14pt" style:font-weight-complex="bold"/>
    </style:style>
    <style:style style:name="P13" style:family="paragraph" style:parent-style-name="Standard">
      <style:text-properties fo:font-size="14pt" style:text-underline-style="none" fo:font-weight="bold" officeooo:rsid="002dd6c8" officeooo:paragraph-rsid="002dd6c8" style:font-size-asian="14pt" style:font-weight-asian="bold" style:font-size-complex="14pt" style:font-weight-complex="bold"/>
    </style:style>
    <style:style style:name="P14" style:family="paragraph" style:parent-style-name="Standard">
      <style:text-properties fo:font-size="14pt" style:text-underline-style="none" fo:font-weight="normal" officeooo:rsid="0003b4cc" officeooo:paragraph-rsid="0003b4cc" style:font-size-asian="14pt" style:font-weight-asian="normal" style:font-size-complex="14pt" style:font-weight-complex="normal"/>
    </style:style>
    <style:style style:name="P15" style:family="paragraph" style:parent-style-name="Standard" style:list-style-name="L1">
      <style:text-properties officeooo:paragraph-rsid="001dac59"/>
    </style:style>
    <style:style style:name="P16" style:family="paragraph" style:parent-style-name="Standard" style:list-style-name="L2">
      <style:text-properties fo:font-size="13pt" style:text-underline-style="none" fo:font-weight="bold" officeooo:rsid="0003b4cc" officeooo:paragraph-rsid="0003b4cc" style:font-size-asian="11.3500003814697pt" style:font-weight-asian="bold" style:font-size-complex="13pt" style:font-weight-complex="bold"/>
    </style:style>
    <style:style style:name="P17" style:family="paragraph" style:parent-style-name="Standard" style:list-style-name="L2">
      <style:text-properties fo:font-size="13pt" style:text-underline-style="none" fo:font-weight="bold" officeooo:rsid="00065c22" officeooo:paragraph-rsid="00065c22" style:font-size-asian="11.3500003814697pt" style:font-weight-asian="bold" style:font-size-complex="13pt" style:font-weight-complex="bold"/>
    </style:style>
    <style:style style:name="P18" style:family="paragraph" style:parent-style-name="Standard" style:list-style-name="L3">
      <style:text-properties fo:font-size="13pt" style:text-underline-style="none" fo:font-weight="bold" officeooo:rsid="00175788" officeooo:paragraph-rsid="001cc4ad" style:font-size-asian="11.3500003814697pt" style:font-weight-asian="bold" style:font-size-complex="13pt" style:font-weight-complex="bold"/>
    </style:style>
    <style:style style:name="P19" style:family="paragraph" style:parent-style-name="Standard" style:list-style-name="L3">
      <style:text-properties fo:font-size="13pt" style:text-underline-style="none" fo:font-weight="bold" officeooo:rsid="00175788" officeooo:paragraph-rsid="00230c90" style:font-size-asian="11.3500003814697pt" style:font-weight-asian="bold" style:font-size-complex="13pt" style:font-weight-complex="bold"/>
    </style:style>
    <style:style style:name="P20" style:family="paragraph" style:parent-style-name="Standard" style:list-style-name="L3">
      <style:text-properties fo:font-size="13pt" style:text-underline-style="none" fo:font-weight="bold" officeooo:rsid="0027bb3c" officeooo:paragraph-rsid="00283810" style:font-size-asian="11.3500003814697pt" style:font-weight-asian="bold" style:font-size-complex="13pt" style:font-weight-complex="bold"/>
    </style:style>
    <style:style style:name="P21" style:family="paragraph" style:parent-style-name="Standard" style:list-style-name="L3">
      <style:text-properties fo:font-size="13pt" style:text-underline-style="none" fo:font-weight="bold" officeooo:rsid="00241797" officeooo:paragraph-rsid="0028b34f" style:font-size-asian="11.3500003814697pt" style:font-weight-asian="bold" style:font-size-complex="13pt" style:font-weight-complex="bold"/>
    </style:style>
    <style:style style:name="P22" style:family="paragraph" style:parent-style-name="Standard" style:list-style-name="L5">
      <style:text-properties fo:font-size="13pt" style:text-underline-style="none" fo:font-weight="bold" officeooo:rsid="0035bf4e" officeooo:paragraph-rsid="0035bf4e" style:font-size-asian="11.3500003814697pt" style:font-weight-asian="bold" style:font-size-complex="13pt" style:font-weight-complex="bold"/>
    </style:style>
    <style:style style:name="P23" style:family="paragraph" style:parent-style-name="Standard" style:list-style-name="L5">
      <style:text-properties fo:font-size="13pt" style:text-underline-style="none" fo:font-weight="bold" officeooo:rsid="0035bf4e" officeooo:paragraph-rsid="00414119" style:font-size-asian="11.3500003814697pt" style:font-weight-asian="bold" style:font-size-complex="13pt" style:font-weight-complex="bold"/>
    </style:style>
    <style:style style:name="P24" style:family="paragraph" style:parent-style-name="Standard" style:list-style-name="L5">
      <style:text-properties fo:font-size="13pt" style:text-underline-style="none" fo:font-weight="bold" officeooo:rsid="0035bf4e" officeooo:paragraph-rsid="0043827d" style:font-size-asian="11.3500003814697pt" style:font-weight-asian="bold" style:font-size-complex="13pt" style:font-weight-complex="bold"/>
    </style:style>
    <style:style style:name="P25" style:family="paragraph" style:parent-style-name="Standard">
      <style:text-properties fo:font-size="13pt" style:text-underline-style="none" fo:font-weight="bold" officeooo:rsid="0035bf4e" officeooo:paragraph-rsid="0043827d" style:font-size-asian="11.3500003814697pt" style:font-weight-asian="bold" style:font-size-complex="13pt" style:font-weight-complex="bold"/>
    </style:style>
    <style:style style:name="P26" style:family="paragraph" style:parent-style-name="Standard">
      <style:text-properties fo:font-size="13pt" style:text-underline-style="none" fo:font-weight="bold" officeooo:rsid="0001363c" officeooo:paragraph-rsid="0001363c" style:font-size-asian="13pt" style:font-weight-asian="bold" style:font-size-complex="13pt" style:font-weight-complex="bold"/>
    </style:style>
    <style:style style:name="P27" style:family="paragraph" style:parent-style-name="Standard">
      <style:text-properties fo:font-size="13pt" style:text-underline-style="none" fo:font-weight="bold" officeooo:rsid="0033d6d5" officeooo:paragraph-rsid="0033d6d5" style:font-size-asian="13pt" style:font-weight-asian="bold" style:font-size-complex="13pt" style:font-weight-complex="bold"/>
    </style:style>
    <style:style style:name="P28" style:family="paragraph" style:parent-style-name="Standard">
      <style:text-properties fo:font-size="13pt" style:text-underline-style="none" fo:font-weight="normal" officeooo:rsid="00359fc6" officeooo:paragraph-rsid="00359fc6" style:font-size-asian="11.3500003814697pt" style:font-weight-asian="normal" style:font-size-complex="13pt" style:font-weight-complex="normal"/>
    </style:style>
    <style:style style:name="P29" style:family="paragraph" style:parent-style-name="Standard">
      <style:text-properties fo:font-size="13pt" style:text-underline-style="none" fo:font-weight="normal" officeooo:rsid="0049803b" officeooo:paragraph-rsid="0049803b" style:font-size-asian="11.3500003814697pt" style:font-weight-asian="normal" style:font-size-complex="13pt" style:font-weight-complex="normal"/>
    </style:style>
    <style:style style:name="P30" style:family="paragraph" style:parent-style-name="Standard">
      <style:text-properties fo:font-size="13pt" fo:font-weight="normal" officeooo:rsid="005373d4" officeooo:paragraph-rsid="005373d4" style:font-size-asian="11.3500003814697pt" style:font-weight-asian="normal" style:font-size-complex="13pt" style:font-weight-complex="normal"/>
    </style:style>
    <style:style style:name="P31" style:family="paragraph" style:parent-style-name="Standard" style:list-style-name="L4">
      <style:text-properties fo:font-size="14pt" style:text-underline-style="none" fo:font-weight="bold" officeooo:rsid="002dd6c8" officeooo:paragraph-rsid="002dd6c8" style:font-size-asian="14pt" style:font-weight-asian="bold" style:font-size-complex="14pt" style:font-weight-complex="bold"/>
    </style:style>
    <style:style style:name="P32" style:family="paragraph" style:parent-style-name="Standard">
      <style:text-properties fo:font-size="14pt" style:text-underline-style="none" fo:font-weight="bold" officeooo:rsid="002dd6c8" officeooo:paragraph-rsid="002dd6c8" style:font-size-asian="14pt" style:font-weight-asian="bold" style:font-size-complex="14pt" style:font-weight-complex="bold"/>
    </style:style>
    <style:style style:name="P33" style:family="paragraph" style:parent-style-name="Standard">
      <style:text-properties fo:font-size="14pt" style:text-underline-style="none" fo:font-weight="bold" officeooo:rsid="00149523" officeooo:paragraph-rsid="0015d6c3" style:font-size-asian="14pt" style:font-weight-asian="bold" style:font-size-complex="14pt" style:font-weight-complex="bold"/>
    </style:style>
    <style:style style:name="P34" style:family="paragraph" style:parent-style-name="Standard">
      <style:text-properties fo:font-size="14pt" style:text-underline-style="none" fo:font-weight="bold" officeooo:rsid="00359fc6" officeooo:paragraph-rsid="00359fc6" style:font-size-asian="12.25pt" style:font-weight-asian="bold" style:font-size-complex="14pt" style:font-weight-complex="bold"/>
    </style:style>
    <style:style style:name="P35" style:family="paragraph" style:parent-style-name="Standard">
      <style:text-properties fo:font-size="14pt" style:text-underline-style="none" fo:font-weight="bold" officeooo:rsid="00451d39" officeooo:paragraph-rsid="00451d39" style:font-size-asian="12.25pt" style:font-weight-asian="bold" style:font-size-complex="14pt" style:font-weight-complex="bold"/>
    </style:style>
    <style:style style:name="P36" style:family="paragraph" style:parent-style-name="Standard">
      <style:text-properties fo:font-size="14pt" style:text-underline-style="none" fo:font-weight="normal" officeooo:rsid="00451d39" officeooo:paragraph-rsid="00451d39" style:font-size-asian="12.25pt" style:font-weight-asian="normal" style:font-size-complex="14pt" style:font-weight-complex="normal"/>
    </style:style>
    <style:style style:name="P37" style:family="paragraph" style:parent-style-name="Standard">
      <style:text-properties fo:font-size="14pt" fo:font-weight="bold" officeooo:rsid="0051c3ac" officeooo:paragraph-rsid="0051c3ac" style:font-size-asian="12.25pt" style:font-weight-asian="bold" style:font-size-complex="14pt" style:font-weight-complex="bold"/>
    </style:style>
    <style:style style:name="P38" style:family="paragraph" style:parent-style-name="Standard">
      <style:paragraph-properties>
        <style:tab-stops>
          <style:tab-stop style:position="2.3335in"/>
        </style:tab-stops>
      </style:paragraph-properties>
      <style:text-properties style:text-underline-style="none" fo:font-weight="normal" officeooo:rsid="0027bb3c" officeooo:paragraph-rsid="0027bb3c" style:font-weight-asian="normal" style:font-weight-complex="normal"/>
    </style:style>
    <style:style style:name="P39" style:family="paragraph" style:parent-style-name="Standard">
      <style:paragraph-properties>
        <style:tab-stops>
          <style:tab-stop style:position="2.3335in"/>
        </style:tab-stops>
      </style:paragraph-properties>
      <style:text-properties style:text-underline-style="none" fo:font-weight="bold" officeooo:rsid="00003021" officeooo:paragraph-rsid="00003021" style:font-weight-asian="bold" style:font-weight-complex="bold"/>
    </style:style>
    <style:style style:name="P40" style:family="paragraph" style:parent-style-name="Standard" style:list-style-name="L8">
      <style:text-properties officeooo:paragraph-rsid="004c5b0f"/>
    </style:style>
    <style:style style:name="P41" style:family="paragraph" style:parent-style-name="Standard" style:list-style-name="L8">
      <style:text-properties fo:font-weight="bold" officeooo:paragraph-rsid="004c5b0f" style:font-weight-asian="bold" style:font-weight-complex="bold"/>
    </style:style>
    <style:style style:name="P42" style:family="paragraph" style:parent-style-name="Standard">
      <style:text-properties fo:font-weight="bold" officeooo:paragraph-rsid="004c5b0f" style:font-weight-asian="bold" style:font-weight-complex="bold"/>
    </style:style>
    <style:style style:name="T1" style:family="text">
      <style:text-properties officeooo:rsid="0003f11b"/>
    </style:style>
    <style:style style:name="T2" style:family="text">
      <style:text-properties fo:font-weight="normal" style:font-weight-asian="normal" style:font-weight-complex="normal"/>
    </style:style>
    <style:style style:name="T3" style:family="text">
      <style:text-properties fo:font-weight="normal" officeooo:rsid="0005179f" style:font-weight-asian="normal" style:font-weight-complex="normal"/>
    </style:style>
    <style:style style:name="T4" style:family="text">
      <style:text-properties fo:font-weight="normal" officeooo:rsid="0008039b" style:font-weight-asian="normal" style:font-weight-complex="normal"/>
    </style:style>
    <style:style style:name="T5" style:family="text">
      <style:text-properties fo:font-weight="normal" officeooo:rsid="0008d2ec" style:font-weight-asian="normal" style:font-weight-complex="normal"/>
    </style:style>
    <style:style style:name="T6" style:family="text">
      <style:text-properties fo:font-weight="normal" officeooo:rsid="00099ad4" style:font-weight-asian="normal" style:font-weight-complex="normal"/>
    </style:style>
    <style:style style:name="T7" style:family="text">
      <style:text-properties fo:font-weight="normal" officeooo:rsid="0011c364" style:font-weight-asian="normal" style:font-weight-complex="normal"/>
    </style:style>
    <style:style style:name="T8" style:family="text">
      <style:text-properties fo:font-weight="normal" officeooo:rsid="0012aee2" style:font-weight-asian="normal" style:font-weight-complex="normal"/>
    </style:style>
    <style:style style:name="T9" style:family="text">
      <style:text-properties fo:font-weight="normal" officeooo:rsid="00149523" style:font-weight-asian="normal" style:font-weight-complex="normal"/>
    </style:style>
    <style:style style:name="T10" style:family="text">
      <style:text-properties fo:font-weight="normal" officeooo:rsid="001e8075" style:font-weight-asian="normal" style:font-weight-complex="normal"/>
    </style:style>
    <style:style style:name="T11" style:family="text">
      <style:text-properties fo:font-weight="normal" officeooo:rsid="001f682b" style:font-weight-asian="normal" style:font-weight-complex="normal"/>
    </style:style>
    <style:style style:name="T12" style:family="text">
      <style:text-properties fo:font-weight="normal" officeooo:rsid="002085ac" style:font-weight-asian="normal" style:font-weight-complex="normal"/>
    </style:style>
    <style:style style:name="T13" style:family="text">
      <style:text-properties fo:font-weight="normal" officeooo:rsid="00227db3" style:font-weight-asian="normal" style:font-weight-complex="normal"/>
    </style:style>
    <style:style style:name="T14" style:family="text">
      <style:text-properties fo:font-weight="normal" officeooo:rsid="00230c90" style:font-weight-asian="normal" style:font-weight-complex="normal"/>
    </style:style>
    <style:style style:name="T15" style:family="text">
      <style:text-properties fo:font-weight="normal" officeooo:rsid="00241797" style:font-weight-asian="normal" style:font-weight-complex="normal"/>
    </style:style>
    <style:style style:name="T16" style:family="text">
      <style:text-properties fo:font-weight="normal" officeooo:rsid="0027bb3c" style:font-weight-asian="normal" style:font-weight-complex="normal"/>
    </style:style>
    <style:style style:name="T17" style:family="text">
      <style:text-properties fo:font-weight="normal" officeooo:rsid="00283810" style:font-weight-asian="normal" style:font-weight-complex="normal"/>
    </style:style>
    <style:style style:name="T18" style:family="text">
      <style:text-properties fo:font-weight="normal" officeooo:rsid="0028b34f" style:font-weight-asian="normal" style:font-weight-complex="normal"/>
    </style:style>
    <style:style style:name="T19" style:family="text">
      <style:text-properties fo:font-weight="normal" officeooo:rsid="00319a72" style:font-weight-asian="normal" style:font-weight-complex="normal"/>
    </style:style>
    <style:style style:name="T20" style:family="text">
      <style:text-properties fo:font-weight="normal" officeooo:rsid="0033d6d5" style:font-weight-asian="normal" style:font-weight-complex="normal"/>
    </style:style>
    <style:style style:name="T21" style:family="text">
      <style:text-properties fo:font-weight="normal" officeooo:rsid="00382ada" style:font-weight-asian="normal" style:font-weight-complex="normal"/>
    </style:style>
    <style:style style:name="T22" style:family="text">
      <style:text-properties fo:font-weight="normal" officeooo:rsid="003aeee8" style:font-weight-asian="normal" style:font-weight-complex="normal"/>
    </style:style>
    <style:style style:name="T23" style:family="text">
      <style:text-properties fo:font-weight="normal" officeooo:rsid="003d16d7" style:font-weight-asian="normal" style:font-weight-complex="normal"/>
    </style:style>
    <style:style style:name="T24" style:family="text">
      <style:text-properties fo:font-weight="normal" officeooo:rsid="003f80b0" style:font-weight-asian="normal" style:font-weight-complex="normal"/>
    </style:style>
    <style:style style:name="T25" style:family="text">
      <style:text-properties fo:font-weight="normal" officeooo:rsid="0040abf6" style:font-weight-asian="normal" style:font-weight-complex="normal"/>
    </style:style>
    <style:style style:name="T26" style:family="text">
      <style:text-properties fo:font-weight="normal" officeooo:rsid="00414119" style:font-weight-asian="normal" style:font-weight-complex="normal"/>
    </style:style>
    <style:style style:name="T27" style:family="text">
      <style:text-properties fo:font-weight="normal" officeooo:rsid="004319a9" style:font-weight-asian="normal" style:font-weight-complex="normal"/>
    </style:style>
    <style:style style:name="T28" style:family="text">
      <style:text-properties fo:font-weight="normal" officeooo:rsid="0044292b" style:font-weight-asian="normal" style:font-weight-complex="normal"/>
    </style:style>
    <style:style style:name="T29" style:family="text">
      <style:text-properties officeooo:rsid="0008d2ec"/>
    </style:style>
    <style:style style:name="T30" style:family="text">
      <style:text-properties officeooo:rsid="00175788"/>
    </style:style>
    <style:style style:name="T31" style:family="text">
      <style:text-properties officeooo:rsid="00190178"/>
    </style:style>
    <style:style style:name="T32" style:family="text">
      <style:text-properties fo:font-size="13pt" style:text-underline-style="none" fo:font-weight="normal" officeooo:rsid="001dac59" style:font-size-asian="11.3500003814697pt" style:font-weight-asian="normal" style:font-size-complex="13pt" style:font-weight-complex="normal"/>
    </style:style>
    <style:style style:name="T33" style:family="text">
      <style:text-properties fo:font-size="13pt" style:text-underline-style="none" fo:font-weight="normal" officeooo:rsid="004cbbaa" style:font-size-asian="11.3500003814697pt" style:font-weight-asian="normal" style:font-size-complex="13pt" style:font-weight-complex="normal"/>
    </style:style>
    <style:style style:name="T34" style:family="text">
      <style:text-properties fo:font-size="13pt" style:text-underline-style="none" fo:font-weight="normal" officeooo:rsid="004d3e80" style:font-size-asian="11.3500003814697pt" style:font-weight-asian="normal" style:font-size-complex="13pt" style:font-weight-complex="normal"/>
    </style:style>
    <style:style style:name="T35" style:family="text">
      <style:text-properties fo:font-size="13pt" style:text-underline-style="none" fo:font-weight="normal" officeooo:rsid="004f3bbb" style:font-size-asian="11.3500003814697pt" style:font-weight-asian="normal" style:font-size-complex="13pt" style:font-weight-complex="normal"/>
    </style:style>
    <style:style style:name="T36" style:family="text">
      <style:text-properties fo:font-size="13pt" style:text-underline-style="none" fo:font-weight="normal" officeooo:rsid="005085a3" style:font-size-asian="11.3500003814697pt" style:font-weight-asian="normal" style:font-size-complex="13pt" style:font-weight-complex="normal"/>
    </style:style>
    <style:style style:name="T37" style:family="text">
      <style:text-properties fo:font-size="13pt" style:text-underline-style="none" fo:font-weight="bold" officeooo:rsid="00175788" style:font-size-asian="11.3500003814697pt" style:font-weight-asian="bold" style:font-size-complex="13pt" style:font-weight-complex="bold"/>
    </style:style>
    <style:style style:name="T38" style:family="text">
      <style:text-properties fo:font-size="13pt" style:text-underline-style="none" fo:font-weight="bold" officeooo:rsid="0032bb25" style:font-size-asian="11.3500003814697pt" style:font-weight-asian="bold" style:font-size-complex="13pt" style:font-weight-complex="bold"/>
    </style:style>
    <style:style style:name="T39" style:family="text">
      <style:text-properties fo:font-size="13pt" style:text-underline-style="none" fo:font-weight="bold" officeooo:rsid="004c5b0f" style:font-size-asian="11.3500003814697pt" style:font-weight-asian="bold" style:font-size-complex="13pt" style:font-weight-complex="bold"/>
    </style:style>
    <style:style style:name="T40" style:family="text">
      <style:text-properties fo:font-size="13pt" style:text-underline-style="none" fo:font-weight="bold" officeooo:rsid="004f3bbb" style:font-size-asian="11.3500003814697pt" style:font-weight-asian="bold" style:font-size-complex="13pt" style:font-weight-complex="bold"/>
    </style:style>
    <style:style style:name="T41" style:family="text">
      <style:text-properties fo:font-size="13pt" style:text-underline-style="none" officeooo:rsid="004f3bbb" style:font-size-asian="11.3500003814697pt" style:font-size-complex="13pt"/>
    </style:style>
    <style:style style:name="T42" style:family="text">
      <style:text-properties fo:font-size="13pt" style:font-size-asian="13pt" style:font-size-complex="13pt"/>
    </style:style>
    <style:style style:name="T43" style:family="text">
      <style:text-properties fo:font-size="13pt" officeooo:rsid="002ff78e" style:font-size-asian="13pt" style:font-size-complex="13pt"/>
    </style:style>
    <style:style style:name="T44" style:family="text">
      <style:text-properties fo:font-size="13pt" officeooo:rsid="00308282" style:font-size-asian="13pt" style:font-size-complex="13pt"/>
    </style:style>
    <style:style style:name="T45" style:family="text">
      <style:text-properties fo:font-size="13pt" officeooo:rsid="0030bba2" style:font-size-asian="13pt" style:font-size-complex="13pt"/>
    </style:style>
    <style:style style:name="T46" style:family="text">
      <style:text-properties fo:font-size="13pt" fo:font-weight="normal" officeooo:rsid="002f8867" style:font-size-asian="13pt" style:font-weight-asian="normal" style:font-size-complex="13pt" style:font-weight-complex="normal"/>
    </style:style>
    <style:style style:name="T47" style:family="text">
      <style:text-properties fo:font-size="13pt" fo:font-weight="normal" officeooo:rsid="002ff78e" style:font-size-asian="13pt" style:font-weight-asian="normal" style:font-size-complex="13pt" style:font-weight-complex="normal"/>
    </style:style>
    <style:style style:name="T48" style:family="text">
      <style:text-properties fo:font-size="13pt" fo:font-weight="normal" officeooo:rsid="00308282" style:font-size-asian="13pt" style:font-weight-asian="normal" style:font-size-complex="13pt" style:font-weight-complex="normal"/>
    </style:style>
    <style:style style:name="T49" style:family="text">
      <style:text-properties fo:font-size="13pt" fo:font-weight="normal" officeooo:rsid="0030bba2" style:font-size-asian="13pt" style:font-weight-asian="normal" style:font-size-complex="13pt" style:font-weight-complex="normal"/>
    </style:style>
    <style:style style:name="T50" style:family="text">
      <style:text-properties officeooo:rsid="00227db3"/>
    </style:style>
    <style:style style:name="T51" style:family="text">
      <style:text-properties officeooo:rsid="00230c90"/>
    </style:style>
    <style:style style:name="T52" style:family="text">
      <style:text-properties officeooo:rsid="00283810"/>
    </style:style>
    <style:style style:name="T53" style:family="text">
      <style:text-properties officeooo:rsid="0033133e"/>
    </style:style>
    <style:style style:name="T54" style:family="text">
      <style:text-properties officeooo:rsid="00382ada"/>
    </style:style>
    <style:style style:name="T55" style:family="text">
      <style:text-properties officeooo:rsid="003f80b0"/>
    </style:style>
    <style:style style:name="T56" style:family="text">
      <style:text-properties style:text-underline-style="none"/>
    </style:style>
    <style:style style:name="T57" style:family="text">
      <style:text-properties style:text-underline-style="none" officeooo:rsid="005085a3"/>
    </style:style>
    <style:style style:name="T58" style:family="text">
      <style:text-properties style:text-underline-style="none" officeooo:rsid="00555d26"/>
    </style:style>
    <style:style style:name="T59" style:family="text">
      <style:text-properties style:text-underline-style="none" officeooo:rsid="0056d524"/>
    </style:style>
    <style:style style:name="T60" style:family="text">
      <style:text-properties style:text-underline-style="none" officeooo:rsid="00588ed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Ανάπτυξη Λογισμικού για Πληροφοριακά Συστήματα</text:p>
      <text:p text:style-name="P10">Project-Τμήμα 1ο</text:p>
      <text:p text:style-name="P10">Readme</text:p>
      <text:p text:style-name="P1"/>
      <text:p text:style-name="P2">Compile: <text:s/><text:span text:style-name="T2">make</text:span></text:p>
      <text:p text:style-name="P3">Τρέχει ως ./rhj </text:p>
      <text:p text:style-name="P38">και μπορεί να πάρει ορίσματα 2 αρχεία για τους πίνακες R και S αντίστοιχα. <text:span text:style-name="T53">Στη περίπτωση που δεν πάρει κανένα αρχείο, τότε δημιουργεί δυο τυχαία αρχεία πάνω στα οποία χτίζονται οι σχέσεις, ενώ εάν δοθεί μόνο ένα, βασίζεται πάνω σε αυτό η πρώτη σχέση και η δεύτερη δημιουργείται τυχαία αντίστοιχα.</text:span></text:p>
      <text:p text:style-name="P39"/>
      <text:p text:style-name="P5">Η εργασία αποτελείται από τα εξής παρακάτω αρχεία:</text:p>
      <text:p text:style-name="P4">hash1.c/.h</text:p>
      <text:p text:style-name="P4">hash2.c/.h</text:p>
      <text:p text:style-name="P4">files.c/.h</text:p>
      <text:p text:style-name="P4">results.c/.h</text:p>
      <text:p text:style-name="P4">testing.c/.h <text:span text:style-name="T20">και</text:span></text:p>
      <text:p text:style-name="P27">main.c</text:p>
      <text:p text:style-name="P4"/>
      <text:p text:style-name="P6">Θα αναλύσουμε την χρησιμόητα του κάθε αρχείου και τη λειτουργία των συναρτήσεων του.</text:p>
      <text:p text:style-name="P6"/>
      <text:p text:style-name="P11">Hash1</text:p>
      <text:p text:style-name="P7">Το αρχείο αυτό περιέχει όλες τις <text:span text:style-name="T30">δομές και </text:span>συναρτήσεις που χρειάζονται για να το πρώτο στάδιο ,αυτό της τμηματοποίησης, που υλοποιείται με κατακερματισμό σε κάδους. <text:span text:style-name="T1">Η συνάρτηση κατακερματισμού hash1 που χρησιμοποιείται είναι τα n λιγότερα σημαντικά ψηφία του αριθμού. Περιέχει τις εξής συναρτήσεις: </text:span></text:p>
      <text:list xml:id="list659192066" text:style-name="L1">
        <text:list-item>
          <text:p text:style-name="P15"><text:span text:style-name="T37">hash</text:span><text:span text:style-name="T38">1</text:span><text:span text:style-name="T37">_func : </text:span><text:span text:style-name="T32">βρίσκει την hash value του δοθέντος κλειδιού</text:span></text:p>
        </text:list-item>
      </text:list>
      <text:list xml:id="list2952369755" text:style-name="L2">
        <text:list-item>
          <text:p text:style-name="P16">update_hist : <text:span text:style-name="T3">Ενημερώνει το ιστόγραμμα με κάθε hash value που βρίσκει. Εάν υπάρχει ήδη αυξάνει το count της, αλλιώς προσθέτει την hash value στο ιστόγραμμα πάντα τηρώντας την ταξινόμηση της λίστας. Εάν το ιστόγραμμα είναι κενό, το δημιουργεί και το αρχικοποιέι με την δοθείσα hash value.</text:span></text:p>
        </text:list-item>
        <text:list-item>
          <text:p text:style-name="P17">print_hist : <text:span text:style-name="T2">εκτυπώνει όλο το ιστόγραμμα στην παρούσα κατάσταση του</text:span></text:p>
        </text:list-item>
        <text:list-item>
          <text:p text:style-name="P17">free_hist : <text:span text:style-name="T2">αποδεσμέυει την μνήμη που έχει δεσμευτεί για το ιστόγραμμα</text:span></text:p>
        </text:list-item>
        <text:list-item>
          <text:p text:style-name="P17">create_psumlist : <text:span text:style-name="T2">Δημιουργεί την psum_list από το δοθέν ιστόγραμμα. Αποθηκέυει ταξινομημένα τις hash values παίρνοντάς τες από το ιστόγραμμα, και έχοντας τα counts για κάθε hash value από το ιστόγραμμα υπολογίζει και αποθηκεύει τα offsets από τα οποία θα ξεκινάει η κάθε hash value αντίστοιχα στα reordered relations</text:span></text:p>
        </text:list-item>
        <text:list-item>
          <text:p text:style-name="P17">print_psum : <text:span text:style-name="T4">εκτυπώνει την psum_list</text:span></text:p>
        </text:list-item>
        <text:list-item>
          <text:p text:style-name="P17">free_psum : <text:span text:style-name="T5">αποδεσμεύει την μνήμη που έχει δεσμευτεί για την psum λίστα</text:span></text:p>
        </text:list-item>
        <text:list-item>
          <text:p text:style-name="P17"><text:span text:style-name="T29">search_Psum : </text:span><text:span text:style-name="T6">υπολογίζει την hash value του δοθέντος key και ψάχνει στην psum_list το hash value και επιστρέφει το offset στο οποίο θα αποθηκευτεί το δοθέν key</text:span></text:p>
        </text:list-item>
        <text:list-item>
          <text:p text:style-name="P17">reorder_R : <text:span text:style-name="T7">ανάδιοργα</text:span><text:span text:style-name="T19">νώ</text:span><text:span text:style-name="T7">ν</text:span><text:span text:style-name="T8">ει την δοθείσα relation έτσι ώστε να ταιριάζει απόλυτα με το ιστόγραμμα και την psum list και να λειτουργεί φυσιολογικά η πρώτη φάση του ευρετήριου. Επιστρέφει την νέα αναδιοργανωμένη σχέση</text:span></text:p>
        </text:list-item>
        <text:list-item>
          <text:p text:style-name="P17">print_R : <text:span text:style-name="T9">Εκτυπώνει όλη την δοθείσα σχέση</text:span></text:p>
        </text:list-item>
      </text:list>
      <text:p text:style-name="P9"/>
      <text:p text:style-name="P12"/>
      <text:p text:style-name="P12"><text:soft-page-break/>Hash2</text:p>
      <text:p text:style-name="P8">Το αρχείο αυτό περιέχει όλες τις συναρτήσεις <text:span text:style-name="T31">και δομές που χρειάζονται για τη δεύτερη φάση του ευρετηρίου που υλοποιείται με τις δομές bucket και chain. Η συνάρτηση κατακερματισμού hash2 που χρησιμοποιείται είναι το υπόλοιπο διαίρεσης του key με τον επόμενο πρώτο αριθμό από το πλήθος tuples που περιέχει ο κάδος που θα κατακερματιστεί.Περιέχει τις εξής συναρτήσεις: </text:span></text:p>
      <text:list xml:id="list338365456" text:style-name="L3">
        <text:list-item>
          <text:p text:style-name="P18">hash2_func : <text:span text:style-name="T10">βρίσκει την hash value του δοθέντος κλειδιου</text:span></text:p>
        </text:list-item>
        <text:list-item>
          <text:p text:style-name="P18">isPrime : <text:span text:style-name="T10">ελέγχει αν ο δοθέν αριθμός είναι πρώτος ή οχι</text:span></text:p>
        </text:list-item>
        <text:list-item>
          <text:p text:style-name="P18">next_prime : <text:span text:style-name="T10">βρίσκει τον επόμενο πρώτο αριθμό μετά από τον αριθμό που έχει δοθεί ως όρισμα</text:span></text:p>
        </text:list-item>
        <text:list-item>
          <text:p text:style-name="P19">bucket_chain : <text:span text:style-name="T11">η συνάρτηση αυτή δημιουργεί τις δομές bucket και chain, </text:span><text:span text:style-name="T12">και τα αρχικοποιεί με -1. Στην συνέχεια, ενημερώνει τις δομές σύμφωνα με </text:span><text:span text:style-name="T13">τον κάδο στον οποίο γίνεται ο κατακερματισμός</text:span></text:p>
        </text:list-item>
        <text:list-item>
          <text:p text:style-name="P19"><text:span text:style-name="T50">free_bucket_chain : </text:span><text:span text:style-name="T14">αποδεσμέυει την μνλημη που λεχει δεσμευτεί για τις δομές του ευρετηρίου, bucket και chain</text:span></text:p>
        </text:list-item>
        <text:list-item>
          <text:p text:style-name="P19"><text:span text:style-name="T51">buck_compare : </text:span><text:span text:style-name="T15">συγκρίνει το μέγεθος των δύο κάδων που έχουν δοθεί ως ορίσαμτα για να αποφασίσει σε ποιό θα χτιστεί ευρετήριο bucket-chain. Επιστρέφει flag για τον κάδο που έχει τις λιγότερες tuples.</text:span></text:p>
        </text:list-item>
        <text:list-item>
          <text:p text:style-name="P20">Serach match:<text:span text:style-name="T2"> Παίρνει ως όρισμα τους τρέχοντες δείκτες απο τα ιστογράμματα των R,S </text:span><text:span text:style-name="T17">εξετάζει για αντιστοιχία των τιμών κατακερματισμού και τους ενημερώνει κατάλληλα για την επόμενη σύγκριση τιμών. Επιστρέφει ενα flag αν βρέθηκαν buckets με ίδια τιμή.</text:span></text:p>
        </text:list-item>
        <text:list-item>
          <text:p text:style-name="P20"><text:span text:style-name="T52">Join:</text:span><text:span text:style-name="T17"> Παίρνει ως όρισμα 2 buckets του R και του S που έχουν ίδια τιμή κατακερματισμού, καλέι τις συναρτησεις για την δημιουργία ευρετηρίου και έπειτα τις συναρτήσεις για την αναζήτηση και αποθήκευση των τελικών αποτελεσμάτων. Επιστρέφει τον δείκτη της result_list στη θέση που πρέπει να γίνει η επόμενη αποθήκευση αποτελέσματος.</text:span></text:p>
        </text:list-item>
        <text:list-item>
          <text:p text:style-name="P21"><text:span text:style-name="T52">final_hash :</text:span><text:span text:style-name="T17"> </text:span><text:span text:style-name="T16">Δημιουργεί 2 δείκτες για τα ιστογράμματα των R,S και τους μετακινεί ώστε να βρεθεί αντιστοιχία των τιμων απο τον πρώτο κατακερματισμό, </text:span><text:span text:style-name="T18">καλώντας την search match</text:span><text:span text:style-name="T16">. Αν βρεθούν 2 buckets με κοινό hash value καλεί τις συναρτήσεις </text:span><text:span text:style-name="T18">(join)</text:span><text:span text:style-name="T16"> ώστε να δημιουργηθεί το ευρετήριο, να βρεθούν και να αποθηκευτούν τα αποτελέμσατα. </text:span><text:span text:style-name="T18">Επιστρέφει τη κεφαλή της λίστας με όλα τα αποτελέσματα. </text:span></text:p>
        </text:list-item>
      </text:list>
      <text:p text:style-name="P14"/>
      <text:p text:style-name="P14"/>
      <text:p text:style-name="P14"/>
      <text:p text:style-name="P13">Results</text:p>
      <text:list xml:id="list2020711328" text:style-name="L4">
        <text:list-item>
          <text:p text:style-name="P31"><text:s/><text:span text:style-name="T42">search_results: </text:span><text:span text:style-name="T46">Παίνρει ως ορίσματα 2 buckets που <text:s/>έχουν την ίδια τιμή από τον πρώτο κατακερματισμό, εκ των οπίων το ένα έχει το ευρετήριο. Σαρώνει το bucket του relation χωρίς ευρετήριο και για κάθε τιμή του, εφαρμόζει την hash2. </text:span><text:span text:style-name="T47">Η</text:span><text:span text:style-name="T46"> τιμή </text:span><text:span text:style-name="T47">που προκύπτει, είναι η θέση</text:span><text:span text:style-name="T46"> του bucket πίνακα </text:span><text:span text:style-name="T47">στην οποία </text:span><text:span text:style-name="T46">εξετάζε</text:span><text:span text:style-name="T47">ται</text:span><text:span text:style-name="T46"> αν υπάρχει κάποια εγγραφή. Αν υπάρχει </text:span><text:span text:style-name="T47">και</text:span><text:span text:style-name="T46"> αντιστοιχία </text:span><text:span text:style-name="T47">τιμών,</text:span><text:span text:style-name="T46"> αποθηκεύει τις εγγραφές των relations στην result_list. Στην συνέχεια, ακολουθεί τον πίνακα chain μέχρι να εξετάσει όλες τις τιμές του </text:span><text:span text:style-name="T47">index που έχουν την hash2 value και να αποθηκεύσει όλα τα πιθανά αποτελέσματα.</text:span></text:p>
        </text:list-item>
        <text:list-item>
          <text:p text:style-name="P31"><text:span text:style-name="T43">store_results: </text:span><text:span text:style-name="T47">Δημιουργεί την result list, μια λιστα </text:span><text:span text:style-name="T48">απο result κόμβους. Κάθε κόμβος περιέχει 2 πίνακες απο tuples. Εκεί αποθηκεύονται παράλληλα tuple R με tuple S που έχουν ίδιες τιμές κλειδί. Επίσης, υπάρχει ένας μετρητής count σε κάθε κόμβο ώστε να <text:s/>ξέρουμε πόσους συνδυασμούς tuples R-S έχουν αποθηκευτεί. Η συνάρτηση </text:span><text:soft-page-break/><text:span text:style-name="T48">επιστρέφει έναν δείκτη στην θέση της λίστας που πρέπει να γίνει η επόμενη αποθήκευση.</text:span></text:p>
        </text:list-item>
        <text:list-item>
          <text:p text:style-name="P31"><text:span text:style-name="T48"><text:s/></text:span><text:span text:style-name="T44">print_results: </text:span><text:span text:style-name="T48">Σαρώνει την result_list και εκτυπώνει το σύνολο των αποτελεσμάτων, είναι σχολιασμένο ένα print που εκτυπώνει τις τιμές των tuples που έχουν αποθηκευτεί.</text:span></text:p>
        </text:list-item>
        <text:list-item>
          <text:p text:style-name="P31"><text:span text:style-name="T44">free_result_list: </text:span><text:span text:style-name="T49">Αποδεσμεύει την μνήμη της result_list</text:span></text:p>
        </text:list-item>
        <text:list-item>
          <text:p text:style-name="P31"><text:span text:style-name="T45">RadixHashJoin: </text:span><text:span text:style-name="T49">Η ζητούμενη συνάρτηση που παίρνει ως ορίσματα τα 2 relations και επιστρέφει τον πρώτο κόμβο της λίστας με τα αποτελέσματα. Για κάθε relation καλεί τις συναρτήσεις που περιγράφουμε παραπάνω ώστε να εκτελέσει την radix hash join. <text:s text:c="2"/></text:span></text:p>
        </text:list-item>
      </text:list>
      <text:p text:style-name="P13"><text:span text:style-name="T49"/></text:p>
      <text:p text:style-name="P34">Files</text:p>
      <text:p text:style-name="P28">Πρόκειται για το αρχείο που περιέχει όλες τις συναρτήσεις οι οποίες δημιουργούν τα data files, τα διαχειρίζονται και τα αποθηκεύουν στις αντίστοιχες δομές relation. Περιέχει τις εξής συναρτήσεις: </text:p>
      <text:list xml:id="list1576652274" text:style-name="L5">
        <text:list-item>
          <text:p text:style-name="P22">generate_file : <text:span text:style-name="T2">Δημιουργεί ένα αρχείο που μπορεί να έχει μεταξύ 1000 και 200000 εγγραφες σε μορφή tuples (row_id, key). Τα κλειδιά είναι τυχαίοι αριθμοί και ανήκουν στο εύρος 0-20000000. </text:span><text:span text:style-name="T21">Επιστρέφει τον δείκτη στο συγκεκριμένο αρχείο.</text:span></text:p>
        </text:list-item>
        <text:list-item>
          <text:p text:style-name="P22"><text:span text:style-name="T54">count_lines : </text:span><text:span text:style-name="T22">Παίρνει το αρχείο που δόθηκε ως όρισμα, το ανοίγει και το σαρώνει μέχρι να φτάσει στο τέλος του αρχείου. Επιστρέφει τον αριθμό γραμμών, και κατα συνέπεια και εγγραφών του αρχείου.</text:span></text:p>
        </text:list-item>
        <text:list-item>
          <text:p text:style-name="P22">store_file : <text:span text:style-name="T23">Αποθηκεύει στον δοσμένο πίνακα από tuples όλες τις εγγραφές του δοθλεντος αρχείου. Μόλις γεμίσει αυτός ο πίνακας, ουσιαστικά αντιπροσωπεύει το relation που θα χρησιμοποιηθεί στην συνέχεια για τη ζεύξη.</text:span></text:p>
        </text:list-item>
        <text:list-item>
          <text:p text:style-name="P22">generate_file1 : <text:span text:style-name="T25">Αποτελεί παραλλαγή της συνάρτησης generate_file και αποσκοπεί στο testing της καλής λειτουργικότητας του προγράμματος.</text:span><text:span text:style-name="T24">Δημιουργεί ένα αρχείο που μπορεί να έχει μεταξύ 1000 και 10000 εγγραφών σε μορφή tuples (row_id, key), αλλά αυτή τη φορά τα κλειδιά είναι όλα κοινά και ίσα με τον αριθμό 1.</text:span></text:p>
        </text:list-item>
        <text:list-item>
          <text:p text:style-name="P23"><text:span text:style-name="T55">generate_file2 : </text:span><text:span text:style-name="T25">Αποτελεί παραλλαγή της συνάρτησης generate_file και αποσκοπεί στο testing της καλής λειτουργικότητας του προγράμματος.</text:span><text:span text:style-name="T24">Δημιουργεί ένα αρχείο που μπορεί να έχει μεταξύ 1000 και </text:span><text:span text:style-name="T26">200000</text:span><text:span text:style-name="T24"> εγγραφών σε μορφή tuples (row_id, key), αλλά αυτή τη φορά τα κλειδιά είναι όλα </text:span><text:span text:style-name="T26">μόνο περιττοί αριθμοί, οι οποίοι επιλέγονται τυχαία από ένα εύρος της τάξεως 0-2000000.</text:span></text:p>
        </text:list-item>
        <text:list-item>
          <text:p text:style-name="P23"><text:span text:style-name="T55">generate_file3 </text:span><text:span text:style-name="T24">: </text:span><text:span text:style-name="T25">Αποτελεί παραλλαγή της συνάρτησης generate_file και αποσκοπεί στο testing της καλής λειτουργικότητας του προγράμματος.</text:span><text:span text:style-name="T24">Δημιουργεί ένα αρχείο που μπορεί να έχει μεταξύ 1000 και </text:span><text:span text:style-name="T26">200000</text:span><text:span text:style-name="T24"> εγγραφών σε μορφή tuples (row_id, key), αλλά αυτή τη φορά τα κλειδιά είναι όλα </text:span><text:span text:style-name="T26">μόνο </text:span><text:span text:style-name="T27">άρτιοι </text:span><text:span text:style-name="T26">αριθμοί, οι οποίοι επιλέγονται τυχαία από ένα εύρος της τάξεως 0-2000000.</text:span></text:p>
        </text:list-item>
        <text:list-item>
          <text:p text:style-name="P24"><text:span text:style-name="T55">generate_file4 : </text:span><text:span text:style-name="T25">Αποτελεί παραλλαγή της συνάρτησης generate_file και αποσκοπεί στο testing της καλής λειτουργικότητας του προγράμματος.</text:span><text:span text:style-name="T24">Δημιουργεί ένα αρχείο που μπορεί να έχει μεταξύ 1000 και </text:span><text:span text:style-name="T26">200000</text:span><text:span text:style-name="T24"> εγγραφών σε μορφή tuples (row_id, key), αλλά αυτή τη φορά τα </text:span><text:span text:style-name="T28">tuples είναι της μορφής (row_id, row_id).</text:span></text:p>
        </text:list-item>
      </text:list>
      <text:p text:style-name="P25"><text:span text:style-name="T28"/></text:p>
      <text:p text:style-name="P35">Testing</text:p>
      <text:p text:style-name="P29">Το αρχείο αυτό έχει ουσιαστικά τις 2 παρακάτω συναρτήσεις που αποσκοπούν στις δοκιμές σωστής λειτουργείας του προγράμματος:</text:p>
      <text:list xml:id="list1021193742" text:style-name="L8">
        <text:list-item>
          <text:p text:style-name="P40"><text:span text:style-name="T39">testing : </text:span><text:span text:style-name="T33">Σε αυτή τη συνάρτηση, ειναι σαν να τρέχει η main για </text:span><text:span text:style-name="T34">3</text:span><text:span text:style-name="T33"> διαφορετικές περιπτώσεις </text:span><text:span text:style-name="T34">συνδυασμών </text:span><text:span text:style-name="T33">αρχείων. </text:span><text:span text:style-name="T34">Στην πρώτη και τα 2 αρχεία έχουν ως κλειδιά </text:span><text:soft-page-break/><text:span text:style-name="T34">μόνο την τιμη 1, με αποτέλεσμα η ζέυξη να δίνει ένα πολύ μεγάλο αριθμό ταιριαστών αποτελεσμάτων ίσο με ( χ x ψ), όπου χ ο αριθμός εγγραφών της πρώτης σχέσης και ψ ο αριθμός εγγραφών της δέυτερης σχέσης. Αυτή η δοκιμή είναι ίσως η πιο χρονοβόρα που εκτελείται. Στην δέυτερη περίπτωση, το ένα αρχείο περιέχει μόνο περιττά κλειδιά ενώ το δεύτερο αρχείο μόνο άρτια κλειδιά. Ως αναμενόμενο, αριθμός ταιριαστών αποτελεσμάτων όταν εκτελείται η ζεύξη των σχέσεων θα πρέπει να ισούται με 0. Και στην τρίτη περίπτωση, τα δύο αρχεία έχουν δημιουργηθεί ως εξής: Οι εγγραφές έχουν την μορφή (row_id, row_id) και στα δύο αρχεία, αλλά ο αριθμός εγγραφών διαφέρει, με αποτέλεσμα ένα μεγάλο κομμάτι των αρχείων να ταυτίζεται. Άρα ,εφόσον έχουμε για αυτά 1-1 αντισοιχεία εγγραφών , το αναμενόμενο αποτέλεσμα της ζεύξης των δύο σχέσεων είναι ο αριθμός εγγραφλων του μικρότερου από τα 2 αρχεία. </text:span><text:span text:style-name="T35">Φυσικά, τα αποτελέσματα αυτών των δοκιμών αποθηκέυονται σε ξεχωριστά αρχεία. Όλες οι δοκιμές συνοδέυονται από εντολές </text:span><text:span text:style-name="T40">assert, </text:span><text:span text:style-name="T35">προκειμένου να ελέγχεται αν η κάθε δοκιμή ικανοποιεί την συνθήκη ομαλής λειτουργίας (δηλαδή των σωστό αριθμό αποτελεσμάτων). Εάν όχι, το πρόγραμμα τερματίζεται με μήνυμα από την assert.</text:span></text:p>
        </text:list-item>
        <text:list-item>
          <text:p text:style-name="P41"><text:span text:style-name="T41">store_test_res : </text:span><text:span text:style-name="T36">Αποθηκεύει τα αποτελέσματα της ζεύξης κάθε δοκιμής σε ένα καινούργιο αρχείο, και επιστρέφει τον δέικτη σε αυτό.</text:span></text:p>
        </text:list-item>
      </text:list>
      <text:p text:style-name="P42"><text:span text:style-name="T36"/></text:p>
      <text:p text:style-name="P37"><text:span text:style-name="T57">M</text:span><text:span text:style-name="T56">ain</text:span></text:p>
      <text:p text:style-name="P30"><text:span text:style-name="T60">Αρχικά, γίνεται έλεγχος για το αν είναι σωστός ο αριθμός των ορισμάτων γραμμής εντολών. Εάν όχι το πρόγραμμα τερματίζει.</text:span><text:span text:style-name="T56">Εάν είναι επιθυμητό από τον χρήστη, τρέχουν κάποια δοκιμαστικά αρχεία δεδομένων με την συνάρτηση testing. Στην συνέχεια δημιουργούνται (το πολύ) δύο αρχεία με εγγραφές της μορφής tuple (row_id, key) και με βάση αυτά χτίζονται οι δύο σχέσεις που θα υποστούν ζέυξη.</text:span><text:span text:style-name="T58">Στη συνέχεια γίνονται οι απαραίτητοι κατακερματισμοί και χτίζεται το συνολικό ευρετήριο βάσει αυτών. Τέλος, γίνεται η πράξη Radix Hash Join, και τα αποτελέσματα της εκτυπώνονται στο terminal. Ό,τι μνήμη έχει δεσμευτεί κατα τη διάρκεια του τρεξίματος αποδεσμέυεται. </text:span><text:span text:style-name="T59">Το πρόγραμμα τερματίζει.</text:span></text:p>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3T11:33:43.905931484</meta:creation-date>
    <dc:date>2018-11-05T01:51:04.905617480</dc:date>
    <meta:editing-duration>PT2H40M18S</meta:editing-duration>
    <meta:editing-cycles>64</meta:editing-cycles>
    <meta:generator>LibreOffice/6.0.6.2$Linux_X86_64 LibreOffice_project/00m0$Build-2</meta:generator>
    <meta:document-statistic meta:table-count="0" meta:image-count="0" meta:object-count="0" meta:page-count="4" meta:paragraph-count="58" meta:word-count="1591" meta:character-count="10191" meta:non-whitespace-character-count="8678"/>
  </office:meta>
</office:document-meta>
</file>